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2pt" fo:font-weight="normal" officeooo:rsid="000fb4bb" officeooo:paragraph-rsid="000fb4b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b4bb" officeooo:paragraph-rsid="000fb4b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0fb4bb" officeooo:paragraph-rsid="000fb4bb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2pt" fo:font-weight="normal" officeooo:rsid="000fb4bb" officeooo:paragraph-rsid="000fb4bb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 Ele a Glória</text:span><text:tab/><text:tab/><text:span text:style-name="T1">Diante do Trono<text:tab/></text:span><text:tab/><text:span text:style-name="T2">[ <text:s text:c="2"/>]</text:span></text:p>
      <text:p text:style-name="P3">Porque Dele e por Ele</text:p>
      <text:p text:style-name="P3">Para Ele são todas as coisas</text:p>
      <text:p text:style-name="P3">Porque Dele e por Ele</text:p>
      <text:p text:style-name="P3">Para Ele são todas as coisas</text:p>
      <text:p text:style-name="P3"/>
      <text:p text:style-name="P3">A Ele a Glória</text:p>
      <text:p text:style-name="P3">A Ele a Glória</text:p>
      <text:p text:style-name="P3">A Ele a Glória</text:p>
      <text:p text:style-name="P3">Pra sempre Amém</text:p>
      <text:p text:style-name="P3"/>
      <text:p text:style-name="P3">Quão profundas riquezas</text:p>
      <text:p text:style-name="P3">O saber e o conhecer de Deus</text:p>
      <text:p text:style-name="P3">Quão insondáveis</text:p>
      <text:p text:style-name="P3">Seus juízos e Seus caminhos</text:p>
      <text:p text:style-name="P3"/>
      <text:p text:style-name="P3">A Ele a Glória</text:p>
      <text:p text:style-name="P3">A Ele a Glória</text:p>
      <text:p text:style-name="P3">A Ele a Glória</text:p>
      <text:p text:style-name="P3">Pra sempre Amém</text:p>
      <text:p text:style-name="P1"><text:span text:style-name="T2">A Ele a Glória</text:span><text:tab/><text:tab/><text:span text:style-name="T1">Diante do Trono<text:tab/></text:span><text:tab/><text:span text:style-name="T2">[ <text:s text:c="2"/>]</text:span></text:p>
      <text:p text:style-name="P3">Porque Dele e por Ele</text:p>
      <text:p text:style-name="P3">Para Ele são todas as coisas</text:p>
      <text:p text:style-name="P3">Porque Dele e por Ele</text:p>
      <text:p text:style-name="P3">Para Ele são todas as coisas</text:p>
      <text:p text:style-name="P3"/>
      <text:p text:style-name="P3">A Ele a Glória</text:p>
      <text:p text:style-name="P3">A Ele a Glória</text:p>
      <text:p text:style-name="P3">A Ele a Glória</text:p>
      <text:p text:style-name="P3">Pra sempre Amém</text:p>
      <text:p text:style-name="P3"/>
      <text:p text:style-name="P3">Quão profundas riquezas</text:p>
      <text:p text:style-name="P3">O saber e o conhecer de Deus</text:p>
      <text:p text:style-name="P3">Quão insondáveis</text:p>
      <text:p text:style-name="P3">Seus juízos e Seus caminhos</text:p>
      <text:p text:style-name="P3"/>
      <text:p text:style-name="P3">A Ele a Glória</text:p>
      <text:p text:style-name="P3">A Ele a Glória</text:p>
      <text:p text:style-name="P3">A Ele a Glória</text:p>
      <text:p text:style-name="P3">Pra sempre Amé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7T15:10:40.545474905</dc:date>
    <meta:editing-cycles>11</meta:editing-cycles>
    <meta:editing-duration>PT17M27S</meta:editing-duration>
    <meta:generator>LibreOffice/5.2.4.2.1$Linux_X86_64 LibreOffice_project/20m0$Build-2</meta:generator>
    <meta:document-statistic meta:table-count="0" meta:image-count="0" meta:object-count="0" meta:page-count="1" meta:paragraph-count="34" meta:word-count="156" meta:character-count="688" meta:non-whitespace-character-count="558"/>
  </office:meta>
</office:document-meta>
</file>